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0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2.0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1" draw:layer="layout" svg:width="0.635cm" svg:height="0.635cm" svg:x="4.175cm" svg:y="4.81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651cm" svg:height="1.651cm" svg:x="5.064cm" svg:y="11.033cm">
          <text:p text:style-name="P2">c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651cm" svg:height="1.651cm" svg:x="10.144cm" svg:y="7.604cm">
          <text:p text:style-name="P2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.54cm" svg:height="0.889cm" svg:x="13.827cm" svg:y="2.77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18.526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8.018cm" svg:y="4.937cm">
          <text:p text:style-name="P2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6.748cm" svg:y="7.096cm">
          <text:p text:style-name="P2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3.446cm" svg:y="4.42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2.938cm" svg:y="10.906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commits, master, head" draw:style-name="dp1" draw:master-page-name="Default">
        <draw:custom-shape draw:style-name="gr1" draw:text-style-name="P1" xml:id="id2" draw:id="id2" draw:layer="layout" svg:width="0.635cm" svg:height="0.635cm" svg:x="4.048cm" svg:y="2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3.54cm" svg:y="4.556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7.381cm" svg:height="0.962cm" svg:x="1cm" svg:y="1.054cm">
          <draw:text-box>
            <text:p>Commits, master, HEAD</text:p>
          </draw:text-box>
        </draw:frame>
        <draw:connector draw:style-name="gr6" draw:text-style-name="P4" draw:layer="layout" draw:type="line" svg:x1="4.366cm" svg:y1="4.556cm" svg:x2="4.366cm" svg:y2="3.159cm" draw:start-shape="id1" draw:start-glue-point="4" draw:end-shape="id2" draw:end-glue-point="8" svg:d="M4366 4556v-1397" svg:viewBox="0 0 1 1398">
          <text:p/>
        </draw:connector>
        <draw:custom-shape draw:style-name="gr3" draw:text-style-name="P1" draw:layer="layout" svg:width="2.54cm" svg:height="0.889cm" svg:x="23.225cm" svg:y="3.159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22.844cm" svg:y="4.81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1.651cm" svg:x="23.225cm" svg:y="7.477cm">
          <text:p text:style-name="P2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branching" draw:style-name="dp1" draw:master-page-name="Default">
        <draw:custom-shape draw:style-name="gr1" draw:text-style-name="P1" xml:id="id4" draw:id="id4" draw:layer="layout" svg:width="0.635cm" svg:height="0.635cm" svg:x="10.018cm" svg:y="2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9.51cm" svg:y="4.43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6.416cm" svg:height="0.962cm" svg:x="1.001cm" svg:y="1.055cm">
          <draw:text-box>
            <text:p>Branching &amp; merging</text:p>
          </draw:text-box>
        </draw:frame>
        <draw:connector draw:style-name="gr6" draw:text-style-name="P4" draw:layer="layout" draw:type="line" svg:x1="10.336cm" svg:y1="4.43cm" svg:x2="10.336cm" svg:y2="3.033cm" draw:start-shape="id3" draw:start-glue-point="4" draw:end-shape="id4" draw:end-glue-point="8" svg:d="M10336 4430v-1397" svg:viewBox="0 0 1 1398">
          <text:p/>
        </draw:connector>
        <draw:custom-shape draw:style-name="gr2" draw:text-style-name="P1" draw:layer="layout" svg:width="1.651cm" svg:height="1.651cm" svg:x="23.86cm" svg:y="5.318cm">
          <text:p text:style-name="P2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0.635cm" svg:height="0.635cm" svg:x="10.018cm" svg:y="2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" draw:id="id5" draw:layer="layout" svg:width="1.651cm" svg:height="1.651cm" svg:x="9.51cm" svg:y="4.43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10.336cm" svg:y1="4.43cm" svg:x2="10.336cm" svg:y2="3.033cm" draw:start-shape="id5" draw:start-glue-point="4" draw:end-shape="id6" draw:end-glue-point="8" svg:d="M10336 4430v-1397" svg:viewBox="0 0 1 1398">
          <text:p/>
        </draw:connector>
        <draw:custom-shape draw:style-name="gr3" draw:text-style-name="P1" xml:id="id9" draw:id="id9" draw:layer="layout" svg:width="2.54cm" svg:height="0.889cm" svg:x="2.143cm" svg:y="8.112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8" draw:id="id8" draw:layer="layout" svg:width="2.667cm" svg:height="1.524cm" svg:x="5.953cm" svg:y="7.85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1.651cm" svg:height="1.651cm" svg:x="9.509cm" svg:y="7.731cm">
          <text:p text:style-name="P2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line" svg:x1="10.335cm" svg:y1="7.731cm" svg:x2="10.336cm" svg:y2="6.081cm" draw:start-shape="id7" draw:start-glue-point="4" draw:end-shape="id5" draw:end-glue-point="8" svg:d="M10335 7731l1-1650" svg:viewBox="0 0 2 1651">
          <text:p/>
        </draw:connector>
        <draw:connector draw:style-name="gr7" draw:text-style-name="P4" draw:layer="layout" draw:type="line" svg:x1="8.62cm" svg:y1="8.62cm" svg:x2="9.509cm" svg:y2="8.557cm" draw:start-shape="id8" draw:start-glue-point="1" draw:end-shape="id7" draw:end-glue-point="6" svg:d="M8620 8620l889-63" svg:viewBox="0 0 890 64">
          <text:p/>
        </draw:connector>
        <draw:connector draw:style-name="gr7" draw:text-style-name="P4" draw:layer="layout" draw:type="line" svg:x1="4.683cm" svg:y1="8.556cm" svg:x2="5.953cm" svg:y2="8.62cm" draw:start-shape="id9" draw:start-glue-point="1" draw:end-shape="id8" draw:end-glue-point="3" svg:d="M4683 8556l1270 64" svg:viewBox="0 0 1271 65">
          <text:p/>
        </draw:connector>
      </draw:page>
      <draw:page draw:name="detached HEAD" draw:style-name="dp1" draw:master-page-name="Default">
        <draw:custom-shape draw:style-name="gr1" draw:text-style-name="P1" xml:id="id11" draw:id="id11" draw:layer="layout" svg:width="0.635cm" svg:height="0.635cm" svg:x="10.019cm" svg:y="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0" draw:id="id10" draw:layer="layout" svg:width="1.651cm" svg:height="1.651cm" svg:x="9.511cm" svg:y="4.432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5.044cm" svg:height="0.962cm" svg:x="1.002cm" svg:y="1.057cm">
          <draw:text-box>
            <text:p>detached HEAD</text:p>
          </draw:text-box>
        </draw:frame>
        <draw:connector draw:style-name="gr6" draw:text-style-name="P4" draw:layer="layout" draw:type="line" svg:x1="10.337cm" svg:y1="4.432cm" svg:x2="10.337cm" svg:y2="3.035cm" draw:start-shape="id10" draw:start-glue-point="4" draw:end-shape="id11" draw:end-glue-point="8" svg:d="M10337 4432v-1397" svg:viewBox="0 0 1 1398">
          <text:p/>
        </draw:connector>
        <draw:custom-shape draw:style-name="gr2" draw:text-style-name="P1" draw:layer="layout" svg:width="1.651cm" svg:height="1.651cm" svg:x="23.861cm" svg:y="5.32cm">
          <text:p text:style-name="P2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0.635cm" svg:height="0.635cm" svg:x="10.019cm" svg:y="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2" draw:id="id12" draw:layer="layout" svg:width="1.651cm" svg:height="1.651cm" svg:x="9.511cm" svg:y="4.432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12" draw:start-glue-point="4" draw:end-shape="id13" draw:end-glue-point="8" svg:d="M10337 4432v-1397" svg:viewBox="0 0 1 1398">
          <text:p/>
        </draw:connector>
        <draw:custom-shape draw:style-name="gr3" draw:text-style-name="P1" xml:id="id17" draw:id="id17" draw:layer="layout" svg:width="2.54cm" svg:height="0.889cm" svg:x="1.635cm" svg:y="13.95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2.667cm" svg:height="1.524cm" svg:x="5.445cm" svg:y="13.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1.651cm" svg:height="1.651cm" svg:x="9.51cm" svg:y="7.733cm">
          <text:p text:style-name="P2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line" svg:x1="10.336cm" svg:y1="7.733cm" svg:x2="10.337cm" svg:y2="6.083cm" draw:start-shape="id14" draw:start-glue-point="4" draw:end-shape="id12" draw:end-glue-point="8" svg:d="M10336 7733l1-1650" svg:viewBox="0 0 2 1651">
          <text:p/>
        </draw:connector>
        <draw:connector draw:style-name="gr7" draw:text-style-name="P4" draw:layer="layout" draw:type="line" svg:x1="8.112cm" svg:y1="14.462cm" svg:x2="9.636cm" svg:y2="14.272cm" draw:start-shape="id15" draw:start-glue-point="1" draw:end-shape="id16" draw:end-glue-point="6" svg:d="M8112 14462l1524-190" svg:viewBox="0 0 1525 191">
          <text:p/>
        </draw:connector>
        <draw:connector draw:style-name="gr7" draw:text-style-name="P4" draw:layer="layout" draw:type="line" svg:x1="4.175cm" svg:y1="14.398cm" svg:x2="5.445cm" svg:y2="14.462cm" draw:start-shape="id17" draw:start-glue-point="1" draw:end-shape="id15" draw:end-glue-point="3" svg:d="M4175 14398l1270 64" svg:viewBox="0 0 1271 65">
          <text:p/>
        </draw:connector>
        <draw:custom-shape draw:style-name="gr2" draw:text-style-name="P1" xml:id="id18" draw:id="id18" draw:layer="layout" svg:width="1.651cm" svg:height="1.651cm" svg:x="9.636cm" svg:y="10.525cm">
          <text:p text:style-name="P2">c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6" draw:id="id16" draw:layer="layout" svg:width="1.651cm" svg:height="1.651cm" svg:x="9.636cm" svg:y="13.446cm">
          <text:p text:style-name="P2">d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xml:id="id19" draw:id="id19" draw:layer="layout" draw:type="line" svg:x1="10.462cm" svg:y1="10.525cm" svg:x2="10.462cm" svg:y2="10.525cm" draw:start-shape="id18" draw:start-glue-point="4" draw:end-shape="id18" draw:end-glue-point="4" svg:d="M10462 10525z" svg:viewBox="0 0 1 1">
          <text:p/>
        </draw:connector>
        <draw:connector draw:style-name="gr7" draw:text-style-name="P4" draw:layer="layout" draw:type="line" svg:x1="10.462cm" svg:y1="10.525cm" svg:x2="10.336cm" svg:y2="9.384cm" draw:start-shape="id19" draw:start-glue-point="0" draw:end-shape="id14" draw:end-glue-point="8" svg:d="M10462 10525l-126-1141" svg:viewBox="0 0 127 1142">
          <text:p/>
        </draw:connector>
        <draw:connector draw:style-name="gr7" draw:text-style-name="P4" draw:layer="layout" draw:type="line" svg:x1="10.462cm" svg:y1="13.446cm" svg:x2="10.462cm" svg:y2="12.176cm" draw:start-shape="id16" draw:start-glue-point="4" draw:end-shape="id18" draw:end-glue-point="8" svg:d="M10462 13446v-1270" svg:viewBox="0 0 1 1271">
          <text:p/>
        </draw:connector>
      </draw:page>
      <draw:page draw:name="remotes" draw:style-name="dp1" draw:master-page-name="Default">
        <draw:custom-shape draw:style-name="gr1" draw:text-style-name="P1" xml:id="id21" draw:id="id21" draw:layer="layout" svg:width="0.635cm" svg:height="0.635cm" svg:x="10.019cm" svg:y="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0" draw:id="id20" draw:layer="layout" svg:width="1.651cm" svg:height="1.651cm" svg:x="9.511cm" svg:y="4.432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2.792cm" svg:height="0.962cm" svg:x="1.002cm" svg:y="1.057cm">
          <draw:text-box>
            <text:p>remotes</text:p>
          </draw:text-box>
        </draw:frame>
        <draw:connector draw:style-name="gr6" draw:text-style-name="P4" draw:layer="layout" draw:type="line" svg:x1="10.337cm" svg:y1="4.432cm" svg:x2="10.337cm" svg:y2="3.035cm" draw:start-shape="id20" draw:start-glue-point="4" draw:end-shape="id21" draw:end-glue-point="8" svg:d="M10337 4432v-1397" svg:viewBox="0 0 1 1398">
          <text:p/>
        </draw:connector>
        <draw:custom-shape draw:style-name="gr1" draw:text-style-name="P1" xml:id="id23" draw:id="id23" draw:layer="layout" svg:width="0.635cm" svg:height="0.635cm" svg:x="10.019cm" svg:y="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2" draw:id="id22" draw:layer="layout" svg:width="1.651cm" svg:height="1.651cm" svg:x="9.511cm" svg:y="4.432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22" draw:start-glue-point="4" draw:end-shape="id23" draw:end-glue-point="8" svg:d="M10337 4432v-1397" svg:viewBox="0 0 1 1398">
          <text:p/>
        </draw:connector>
        <draw:custom-shape draw:style-name="gr3" draw:text-style-name="P1" xml:id="id26" draw:id="id26" draw:layer="layout" svg:width="2.54cm" svg:height="0.889cm" svg:x="2.144cm" svg:y="8.11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5" draw:id="id25" draw:layer="layout" svg:width="2.667cm" svg:height="1.524cm" svg:x="5.954cm" svg:y="7.8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4" draw:id="id24" draw:layer="layout" svg:width="1.651cm" svg:height="1.651cm" svg:x="9.51cm" svg:y="7.733cm">
          <text:p text:style-name="P2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line" svg:x1="10.336cm" svg:y1="7.733cm" svg:x2="10.337cm" svg:y2="6.083cm" draw:start-shape="id24" draw:start-glue-point="4" draw:end-shape="id22" draw:end-glue-point="8" svg:d="M10336 7733l1-1650" svg:viewBox="0 0 2 1651">
          <text:p/>
        </draw:connector>
        <draw:connector draw:style-name="gr7" draw:text-style-name="P4" draw:layer="layout" draw:type="line" svg:x1="8.621cm" svg:y1="8.622cm" svg:x2="9.51cm" svg:y2="8.559cm" draw:start-shape="id25" draw:start-glue-point="1" draw:end-shape="id24" draw:end-glue-point="6" svg:d="M8621 8622l889-63" svg:viewBox="0 0 890 64">
          <text:p/>
        </draw:connector>
        <draw:connector draw:style-name="gr7" draw:text-style-name="P4" draw:layer="layout" draw:type="line" svg:x1="4.684cm" svg:y1="8.558cm" svg:x2="5.954cm" svg:y2="8.622cm" draw:start-shape="id26" draw:start-glue-point="1" draw:end-shape="id25" draw:end-glue-point="3" svg:d="M4684 8558l1270 64" svg:viewBox="0 0 1271 65">
          <text:p/>
        </draw:connector>
        <draw:frame draw:style-name="gr5" draw:text-style-name="P3" draw:layer="layout" svg:width="4.553cm" svg:height="0.962cm" svg:x="8.258cm" svg:y="1.254cm">
          <draw:text-box>
            <text:p>your computer</text:p>
          </draw:text-box>
        </draw:frame>
        <draw:frame draw:style-name="gr5" draw:text-style-name="P3" draw:layer="layout" svg:width="2.475cm" svg:height="0.962cm" svg:x="23.925cm" svg:y="1.508cm">
          <draw:text-box>
            <text:p>GitHub</text:p>
          </draw:text-box>
        </draw:frame>
        <draw:custom-shape draw:style-name="gr1" draw:text-style-name="P1" xml:id="id28" draw:id="id28" draw:layer="layout" svg:width="0.635cm" svg:height="0.635cm" svg:x="24.942cm" svg:y="2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7" draw:id="id27" draw:layer="layout" svg:width="1.651cm" svg:height="1.651cm" svg:x="24.434cm" svg:y="4.884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25.26cm" svg:y1="4.884cm" svg:x2="25.26cm" svg:y2="3.487cm" draw:start-shape="id27" draw:start-glue-point="4" draw:end-shape="id28" draw:end-glue-point="8" svg:d="M25260 4884v-1397" svg:viewBox="0 0 1 1398">
          <text:p/>
        </draw:connector>
        <draw:custom-shape draw:style-name="gr1" draw:text-style-name="P1" xml:id="id30" draw:id="id30" draw:layer="layout" svg:width="0.635cm" svg:height="0.635cm" svg:x="24.942cm" svg:y="2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9" draw:id="id29" draw:layer="layout" svg:width="1.651cm" svg:height="1.651cm" svg:x="24.434cm" svg:y="4.884cm">
          <text:p text:style-name="P2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25.26cm" svg:y1="4.884cm" svg:x2="25.26cm" svg:y2="3.487cm" draw:start-shape="id29" draw:start-glue-point="4" draw:end-shape="id30" draw:end-glue-point="8" svg:d="M25260 4884v-1397" svg:viewBox="0 0 1 1398">
          <text:p/>
        </draw:connector>
        <draw:custom-shape draw:style-name="gr4" draw:text-style-name="P1" xml:id="id32" draw:id="id32" draw:layer="layout" svg:width="2.667cm" svg:height="1.524cm" svg:x="20.877cm" svg:y="8.312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1" draw:id="id31" draw:layer="layout" svg:width="1.651cm" svg:height="1.651cm" svg:x="24.433cm" svg:y="8.185cm">
          <text:p text:style-name="P2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line" svg:x1="25.259cm" svg:y1="8.185cm" svg:x2="25.26cm" svg:y2="6.535cm" draw:start-shape="id31" draw:start-glue-point="4" draw:end-shape="id29" draw:end-glue-point="8" svg:d="M25259 8185l1-1650" svg:viewBox="0 0 2 1651">
          <text:p/>
        </draw:connector>
        <draw:connector draw:style-name="gr7" draw:text-style-name="P4" draw:layer="layout" draw:type="line" svg:x1="23.544cm" svg:y1="9.074cm" svg:x2="24.433cm" svg:y2="9.011cm" draw:start-shape="id32" draw:start-glue-point="1" draw:end-shape="id31" draw:end-glue-point="6" svg:d="M23544 9074l889-63" svg:viewBox="0 0 890 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5T14:55:12.917267103</meta:creation-date>
    <dc:date>2020-05-05T15:26:02.146970546</dc:date>
    <meta:editing-duration>PT30M46S</meta:editing-duration>
    <meta:editing-cycles>9</meta:editing-cycles>
    <meta:generator>LibreOffice/6.4.3.2$MacOSX_X86_64 LibreOffice_project/747b5d0ebf89f41c860ec2a39efd7cb15b54f2d8</meta:generator>
    <meta:document-statistic meta:object-count="74"/>
  </office:meta>
</office:document-meta>
</file>